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65EF6F4AF06B3B34.png" manifest:media-type="image/png"/>
  <manifest:file-entry manifest:full-path="Pictures/100000000000049D000002A34CFA5FA59B443199.png" manifest:media-type="image/png"/>
  <manifest:file-entry manifest:full-path="Pictures/100000010000050000000333462347BB419C22A6.png" manifest:media-type="image/png"/>
  <manifest:file-entry manifest:full-path="Pictures/1000000100000200000001CBFD779AA2402E64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objectwithoutfill">
      <style:graphic-properties draw:marker-end="Linienspitzen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9cm" svg:height="3.577cm" svg:x="2.26cm" svg:y="1.5cm">
          <draw:image xlink:href="Pictures/1000000100000200000001CBFD779AA2402E647D.png" xlink:type="simple" xlink:show="embed" xlink:actuate="onLoad" draw:mime-type="image/png">
            <text:p/>
          </draw:image>
        </draw:frame>
        <draw:frame draw:style-name="gr1" draw:text-style-name="P1" draw:layer="layout" svg:width="7.823cm" svg:height="5.005cm" svg:x="13.25cm" svg:y="4.25cm">
          <draw:image xlink:href="Pictures/100000010000050000000333462347BB419C22A6.png" xlink:type="simple" xlink:show="embed" xlink:actuate="onLoad" draw:mime-type="image/png">
            <text:p/>
          </draw:image>
        </draw:frame>
        <draw:frame draw:style-name="gr1" draw:text-style-name="P1" draw:layer="layout" svg:width="8.84cm" svg:height="5.052cm" svg:x="4.75cm" svg:y="14cm">
          <draw:image xlink:href="Pictures/100000000000049D000002A34CFA5FA59B443199.png" xlink:type="simple" xlink:show="embed" xlink:actuate="onLoad" draw:mime-type="image/png">
            <text:p/>
          </draw:image>
        </draw:frame>
        <draw:line draw:style-name="gr2" draw:text-style-name="P2" draw:layer="layout" svg:x1="6.75cm" svg:y1="4.5cm" svg:x2="12cm" svg:y2="6.5cm">
          <text:p/>
        </draw:line>
        <draw:line draw:style-name="gr3" draw:text-style-name="P2" draw:layer="layout" svg:x1="4.5cm" svg:y1="6.25cm" svg:x2="5.75cm" svg:y2="12.75cm">
          <text:p/>
        </draw:line>
        <draw:frame draw:style-name="gr4" draw:text-style-name="P3" draw:layer="layout" svg:width="5.25cm" svg:height="1.5cm" svg:x="7cm" svg:y="2.5cm">
          <draw:text-box>
            <text:p>Energie</text:p>
          </draw:text-box>
        </draw:frame>
        <draw:frame draw:style-name="gr5" draw:text-style-name="P3" draw:layer="layout" svg:width="6.25cm" svg:height="2.75cm" svg:x="22cm" svg:y="5.5cm">
          <draw:text-box>
            <text:p>Robotics</text:p>
          </draw:text-box>
        </draw:frame>
        <draw:frame draw:style-name="gr6" draw:text-style-name="P3" draw:layer="layout" svg:width="8.25cm" svg:height="1.1cm" svg:x="7.25cm" svg:y="12.65cm">
          <draw:text-box>
            <text:p>Ziegelbrennerei</text:p>
          </draw:text-box>
        </draw:frame>
        <draw:frame draw:style-name="gr1" draw:text-style-name="P1" draw:layer="layout" svg:width="1.75cm" svg:height="1.569cm" svg:x="5.7cm" svg:y="17.281cm">
          <draw:image xlink:href="Pictures/1000000100000200000001CBFD779AA2402E647D.png" xlink:type="simple" xlink:show="embed" xlink:actuate="onLoad" draw:mime-type="image/png">
            <text:p/>
          </draw:image>
        </draw:frame>
        <draw:line draw:style-name="gr7" draw:text-style-name="P2" draw:layer="layout" svg:x1="14.5cm" svg:y1="16.25cm" svg:x2="19.75cm" svg:y2="16.25cm">
          <text:p/>
        </draw:line>
        <draw:frame draw:style-name="gr1" draw:text-style-name="P1" draw:layer="layout" svg:width="4.687cm" svg:height="4.687cm" svg:x="22cm" svg:y="14cm">
          <draw:image xlink:href="Pictures/100000010000012C0000012C65EF6F4AF06B3B3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3:58:40.139533789</meta:creation-date>
    <dc:date>2023-10-17T04:06:08.289574256</dc:date>
    <meta:editing-duration>PT7M23S</meta:editing-duration>
    <meta:editing-cycles>9</meta:editing-cycles>
    <meta:generator>LibreOffice/7.4.7.2$Linux_X86_64 LibreOffice_project/40$Build-2</meta:generator>
    <meta:document-statistic meta:object-count="11"/>
  </office:meta>
</office:document-meta>
</file>